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b4f" officeooo:paragraph-rsid="00005b4f"/>
    </style:style>
    <style:style style:name="P2" style:family="paragraph" style:parent-style-name="Standard">
      <style:text-properties officeooo:rsid="00018fc6" officeooo:paragraph-rsid="00018fc6"/>
    </style:style>
    <style:style style:name="P3" style:family="paragraph" style:parent-style-name="Standard">
      <style:text-properties officeooo:rsid="00041b01" officeooo:paragraph-rsid="00041b01"/>
    </style:style>
    <style:style style:name="P4" style:family="paragraph" style:parent-style-name="Standard">
      <style:text-properties officeooo:rsid="0005aebb" officeooo:paragraph-rsid="0005aebb"/>
    </style:style>
    <style:style style:name="P5" style:family="paragraph" style:parent-style-name="Standard">
      <style:text-properties officeooo:rsid="000adcdd" officeooo:paragraph-rsid="000adcdd"/>
    </style:style>
    <style:style style:name="P6" style:family="paragraph" style:parent-style-name="Standard">
      <style:text-properties officeooo:rsid="000b8983" officeooo:paragraph-rsid="000b8983"/>
    </style:style>
    <style:style style:name="P7" style:family="paragraph" style:parent-style-name="Standard">
      <style:text-properties officeooo:rsid="000d0c08" officeooo:paragraph-rsid="000d0c08"/>
    </style:style>
    <style:style style:name="P8" style:family="paragraph" style:parent-style-name="Standard">
      <style:text-properties officeooo:rsid="000e9aaf" officeooo:paragraph-rsid="000e9aaf"/>
    </style:style>
    <style:style style:name="T1" style:family="text">
      <style:text-properties officeooo:rsid="000c6f01"/>
    </style:style>
    <style:style style:name="T2" style:family="text">
      <style:text-properties officeooo:rsid="00107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on 1 (16/02/20) </text:p>
      <text:p text:style-name="P1">Joueurs présents : Mathieu G, Salomé M, Vincent T, Yoann A, Adam A</text:p>
      <text:p text:style-name="P1"/>
      <text:p text:style-name="P1"/>
      <text:p text:style-name="P2">Salomé : est-ce je peux être l’Avatar?</text:p>
      <text:p text:style-name="P2">Yoann : est-ce qu’on peut enflammer une épée ou fusionner des dons?</text:p>
      <text:p text:style-name="P3">Adam : est-ce qu’il existe des sciences ou des savants?</text:p>
      <text:p text:style-name="P4">Vincent : est-ce que en tant qu’<text:span text:style-name="T2">invocateur</text:span> on peut faire des gravures un peu rapides ?</text:p>
      <text:p text:style-name="P5">Vincent : une rune de piège ?</text:p>
      <text:p text:style-name="P7">Vincent a réussi a faire un champignon (complexité 3)</text:p>
      <text:p text:style-name="P5"/>
      <text:p text:style-name="P8">Après un peu de réticence, vous avez couru vers la porte de la plume; vous avez laissé passé les révolutionnaires après moultes discussions et mensonges. Ils ont menti aux gardes sur leurs noms et les ont manipulé pr qu’ils retournent en poste à la porte plume. Puis vous êtes allés voir au conseil et vs avez retrouvé Cafti paniquée qui vous a dit cquil spassait à la croisée.</text:p>
      <text:p text:style-name="P6">Les joueurs se sont fait détestés par Varia Cafti <text:span text:style-name="T1">qui vont à l’académie plutot que d’aller à la croisée</text:span></text:p>
      <text:p text:style-name="P8">A l’académie vous avez vu Marius, qui voulait pas s’engager dans le bordel, qui vous a dit d’aller voir Ondine à la porte de l’Encrier. Vous avez vu, dans le gros combat, Ondine, qui a missionné vers la croisée.</text:p>
      <text:p text:style-name="P8">En arrivant là bas vous avez sauvé un révolutionnaire de l’éjection brutale de Kuvira, tué un autre révolutionnaire, et laissé Kuvira et Garok s’entre-tuer en voulant pacifier la situation sans avoir entravé Kuvira.</text:p>
      <text:p text:style-name="P8">La brulure de Kuvira a été stabilisé, l’hémorragie de Garok peut-être. Nos héros sont descendus rapidement de la muraille par dessin pour déposer les blessés à la caserne du quartier divin/coté humble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0-02-16T19:53:01.976000000</dc:date>
    <meta:editing-duration>PT3H38M17S</meta:editing-duration>
    <meta:editing-cycles>9</meta:editing-cycles>
    <meta:document-statistic meta:table-count="0" meta:image-count="0" meta:object-count="0" meta:page-count="1" meta:paragraph-count="13" meta:word-count="268" meta:character-count="1522" meta:non-whitespace-character-count="1266"/>
  </office:meta>
</office:document-meta>
</file>